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middle" draw:auto-grow-height="false" fo:min-height="8.893cm" fo:min-width="10.586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="Arrow" draw:marker-start-width="0.35cm" draw:marker-end-width="0.35cm" draw:fill="solid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8cm" fo:min-width="0cm" loext:decorative="false"/>
      <style:paragraph-properties style:writing-mode="lr-tb"/>
    </style:style>
    <style:style style:name="gr5" style:family="graphic" style:parent-style-name="objectwithoutfill">
      <style:graphic-properties svg:stroke-width="0.2cm" svg:stroke-color="#000000" draw:marker-start="Arrow" draw:marker-start-width="0.5cm" draw:marker-end="Arrow" draw:marker-end-width="0.5cm" draw:fill="solid" draw:textarea-vertical-align="middle" fo:padding-top="0.225cm" fo:padding-bottom="0.225cm" fo:padding-left="0.35cm" fo:padding-right="0.3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7cm" fo:min-width="0cm" loext:decorative="false"/>
      <style:paragraph-properties style:writing-mode="lr-tb"/>
    </style:style>
    <style:style style:name="gr7" style:family="graphic" style:parent-style-name="objectwithoutfill">
      <style:graphic-properties svg:stroke-width="0.1cm" svg:stroke-color="#000000" draw:marker-start="" draw:marker-start-width="0.35cm" draw:marker-end="Arrow" draw:marker-end-width="0.35cm" draw:fill="solid" draw:textarea-vertical-align="middle" fo:padding-top="0.175cm" fo:padding-bottom="0.175cm" fo:padding-left="0.3cm" fo:padding-right="0.3cm" loext:decorative="false"/>
    </style:style>
    <style:style style:name="P1" style:family="paragraph">
      <style:paragraph-properties fo:text-align="center" style:writing-mode="lr-tb"/>
      <style:text-properties fo:font-size="32pt" style:font-size-asian="32pt" style:font-size-complex="32pt"/>
    </style:style>
    <style:style style:name="P2" style:family="paragraph">
      <loext:graphic-properties draw:fill-color="#dee7e5"/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086cm" svg:height="9.143cm" svg:x="6.522cm" svg:y="0.52cm">
          <text:p text:style-name="P1"><text:span text:style-name="T1">IOb-UART16550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522cm" svg:y1="2.291cm" svg:x2="4.008cm" svg:y2="2.291cm">
          <text:p/>
        </draw:line>
        <draw:frame draw:style-name="gr3" draw:text-style-name="P4" draw:layer="layout" svg:width="2.171cm" svg:height="1.723cm" svg:x="2.465cm" svg:y="1.677cm">
          <draw:text-box>
            <text:p><text:span text:style-name="T2">clk</text:span></text:p>
          </draw:text-box>
        </draw:frame>
        <draw:line draw:style-name="gr2" draw:text-style-name="P3" draw:layer="layout" svg:x1="6.522cm" svg:y1="3.46cm" svg:x2="4.008cm" svg:y2="3.46cm">
          <text:p/>
        </draw:line>
        <draw:frame draw:style-name="gr4" draw:text-style-name="P4" draw:layer="layout" svg:width="1.913cm" svg:height="1.638cm" svg:x="2.465cm" svg:y="2.845cm">
          <draw:text-box>
            <text:p><text:span text:style-name="T2">cke</text:span></text:p>
          </draw:text-box>
        </draw:frame>
        <draw:line draw:style-name="gr5" draw:text-style-name="P3" draw:layer="layout" svg:x1="6.522cm" svg:y1="7.92cm" svg:x2="2.979cm" svg:y2="7.92cm">
          <text:p/>
        </draw:line>
        <draw:frame draw:style-name="gr6" draw:text-style-name="P4" draw:layer="layout" svg:width="3.222cm" svg:height="1.167cm" svg:x="0.132cm" svg:y="7.351cm">
          <draw:text-box>
            <text:p><text:span text:style-name="T2">CPU I/F</text:span></text:p>
          </draw:text-box>
        </draw:frame>
        <draw:line draw:style-name="gr2" draw:text-style-name="P3" draw:layer="layout" svg:x1="20.097cm" svg:y1="2.291cm" svg:x2="17.583cm" svg:y2="2.291cm">
          <text:p/>
        </draw:line>
        <draw:line draw:style-name="gr7" draw:text-style-name="P3" draw:layer="layout" svg:x1="20.097cm" svg:y1="3.554cm" svg:x2="17.583cm" svg:y2="3.554cm">
          <text:p/>
        </draw:line>
        <draw:line draw:style-name="gr2" draw:text-style-name="P3" draw:layer="layout" svg:x1="20.072cm" svg:y1="6.392cm" svg:x2="17.558cm" svg:y2="6.392cm">
          <text:p/>
        </draw:line>
        <draw:line draw:style-name="gr7" draw:text-style-name="P3" draw:layer="layout" svg:x1="20.072cm" svg:y1="7.655cm" svg:x2="17.558cm" svg:y2="7.655cm">
          <text:p/>
        </draw:line>
        <draw:frame draw:style-name="gr3" draw:text-style-name="P4" draw:layer="layout" svg:width="2.171cm" svg:height="1.723cm" svg:x="20.066cm" svg:y="1.678cm">
          <draw:text-box>
            <text:p><text:span text:style-name="T2">rts</text:span></text:p>
          </draw:text-box>
        </draw:frame>
        <draw:frame draw:style-name="gr3" draw:text-style-name="P4" draw:layer="layout" svg:width="2.171cm" svg:height="1.723cm" svg:x="20.067cm" svg:y="2.879cm">
          <draw:text-box>
            <text:p><text:span text:style-name="T2">cts</text:span></text:p>
          </draw:text-box>
        </draw:frame>
        <draw:frame draw:style-name="gr3" draw:text-style-name="P4" draw:layer="layout" svg:width="2.171cm" svg:height="1.723cm" svg:x="20.067cm" svg:y="5.779cm">
          <draw:text-box>
            <text:p><text:span text:style-name="T2">txd</text:span></text:p>
          </draw:text-box>
        </draw:frame>
        <draw:frame draw:style-name="gr3" draw:text-style-name="P4" draw:layer="layout" svg:width="2.171cm" svg:height="1.723cm" svg:x="20.067cm" svg:y="7.079cm">
          <draw:text-box>
            <text:p><text:span text:style-name="T2">rxd</text:span></text:p>
          </draw:text-box>
        </draw:frame>
        <draw:line draw:style-name="gr2" draw:text-style-name="P3" draw:layer="layout" svg:x1="6.523cm" svg:y1="4.584cm" svg:x2="4.009cm" svg:y2="4.584cm">
          <text:p/>
        </draw:line>
        <draw:frame draw:style-name="gr4" draw:text-style-name="P4" draw:layer="layout" svg:width="1.913cm" svg:height="1.638cm" svg:x="2.466cm" svg:y="3.969cm">
          <draw:text-box>
            <text:p><text:span text:style-name="T2">ars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9-02T15:07:22.101972148</meta:creation-date>
    <dc:date>2025-12-18T22:08:58.459912916</dc:date>
    <meta:editing-duration>PT28M3S</meta:editing-duration>
    <meta:editing-cycles>16</meta:editing-cycles>
    <meta:generator>LibreOffice/25.8.3.2$Linux_X86_64 LibreOffice_project/580$Build-2</meta:generator>
    <meta:document-statistic meta:object-count="17"/>
  </office:meta>
</office:document-meta>
</file>